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3752in" fo:margin-right="0in" fo:text-indent="-0.3752in" style:auto-text-indent="false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ec6" style:font-weight-asian="bold" style:font-weight-complex="bold"/>
    </style:style>
    <style:style style:name="T3" style:family="text">
      <style:text-properties officeooo:rsid="001cb5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 memory access</text:p>
      <text:p text:style-name="P3">DMA(Direct memory access)</text:p>
      <text:list xml:id="list1765820808" text:style-name="L1">
        <text:list-item>
          <text:p text:style-name="P6">A mechanism where a specialized controller(DMA controller) transfers data directly between the IO device and memory without involving the processor.</text:p>
        </text:list-item>
        <text:list-item>
          <text:p text:style-name="P6">Mechanism</text:p>
          <text:list>
            <text:list-item>
              <text:p text:style-name="P6">When a processor is interrupted by a device for data transfer, it sets up the DMA controller by supplying</text:p>
              <text:list>
                <text:list-item>
                  <text:p text:style-name="P6">Identity of the I/O device</text:p>
                </text:list-item>
                <text:list-item>
                  <text:p text:style-name="P6">Operation to perform</text:p>
                </text:list-item>
                <text:list-item>
                  <text:p text:style-name="P6">Source or destination address in memory of the <text:s/>data to be transferred</text:p>
                </text:list-item>
                <text:list-item>
                  <text:p text:style-name="P6">Number of bytes to transfer.</text:p>
                </text:list-item>
              </text:list>
            </text:list-item>
            <text:list-item>
              <text:p text:style-name="P6">The DMA controller arbitrates(waits to get a hold for the bus) for the bus and starts the operation.</text:p>
            </text:list-item>
            <text:list-item>
              <text:p text:style-name="P6">It provides with the memory address to the memory for a read or a write. Upon completion of that transfer it further generates the next successive address and initiates the next transfer. This continues until the requisite number of bytes are read or written.</text:p>
            </text:list-item>
            <text:list-item>
              <text:p text:style-name="P6">Once the DMA transfer is over the DMA controller interrupts the processor, to inform it of the completion of the assigned transfer.</text:p>
            </text:list-item>
          </text:list>
        </text:list-item>
      </text:list>
      <text:p text:style-name="P2"/>
      <text:p text:style-name="P3">DMA controller</text:p>
      <text:list xml:id="list1452913516" text:style-name="L2">
        <text:list-item>
          <text:p text:style-name="P7">May contain some memory to allow them to deal flexibly with delays either in transfer or while arbitrating for the bus.</text:p>
        </text:list-item>
        <text:list-item>
          <text:p text:style-name="P7">There may be multiple DMA devices, one each for the multiple IO buses. Each controller will handle any transfer between a device on that bus and the memory.</text:p>
        </text:list-item>
      </text:list>
      <text:p text:style-name="P2"/>
      <text:p text:style-name="P3">Advantages of a DMA transfer</text:p>
      <text:p text:style-name="P2">The processor cycles are not spent on doing I/O transfers. Provided the processor does not need access to memory and can satisfy itself from its caches, it can do other work while a DMA transfer is going on.</text:p>
      <text:p text:style-name="P2"/>
      <text:p text:style-name="P3">Complications due to DMA</text:p>
      <text:list xml:id="list559933765" text:style-name="L3">
        <text:list-item>
          <text:p text:style-name="P8">Cache coherence problem</text:p>
          <text:list>
            <text:list-item>
              <text:p text:style-name="P8">A DMA controller may read and write to the memory directly without going through the processor for every word transfer </text:p>
            </text:list-item>
            <text:list-item>
              <text:p text:style-name="P8">As a result the processor may read old data in the processor cache which has been actually been updated in memory through a DMA transfer</text:p>
            </text:list-item>
            <text:list-item>
              <text:p text:style-name="P8">It may also result in IO devices getting stale data from the memory when the processor cache has an updated value</text:p>
            </text:list-item>
            <text:list-item>
              <text:p text:style-name="P8">Solutions</text:p>
              <text:list>
                <text:list-item>
                  <text:p text:style-name="P8">Route all IO through caches, i.e., the DMA controller does all writes to the cache and reads from the cache</text:p>
                  <text:list>
                    <text:list-item>
                      <text:p text:style-name="P8">Expensive as IO data is rarely used immediately and may invalidate useful data from the cache</text:p>
                    </text:list-item>
                  </text:list>
                </text:list-item>
                <text:list-item>
                  <text:p text:style-name="P8">Cache invalidation and flushing</text:p>
                  <text:list>
                    <text:list-item>
                      <text:p text:style-name="P8">OS selectively invalidates the cache for a write request by a device so that all updated values in the memory are no longer valid in the cache.</text:p>
                    </text:list-item>
                    <text:list-item>
                      <text:p text:style-name="P8">The cache is flushed selectively for a read operation by a device so that all updated values in the cache are written back to the memory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Problems w.r.t virtual memory</text:p>
          <text:list>
            <text:list-item>
              <text:p text:style-name="P8"><text:a xlink:type="simple" xlink:href="../Virtual%20Memory%20-%20Translation-Lookaside%20buffer(TLB).odt#VVIT">If using virtual address to access cache</text:a></text:p>
            </text:list-item>
            <text:list-item>
              <text:p text:style-name="P8"><text:soft-page-break/><text:a xlink:type="simple" xlink:href="../Virtual%20Memory%20-%20Translation-Lookaside%20buffer(TLB).odt#PIPT">If using physically addressed cache</text:a></text:p>
            </text:list-item>
          </text:list>
        </text:list-item>
      </text:list>
      <text:p text:style-name="P2"/>
      <text:p text:style-name="P4"><text:span text:style-name="T1">In virtually all systems that include DMA modules, DMA access to main memory is given higher priority than the processor </text:span><text:span text:style-name="T2">access</text:span><text:span text:style-name="T1"> to main memory. <text:s/>Why?<text:line-break/></text:span>If a processor is held up in attempting to read or write memory, usually no damage occurs</text:p>
      <text:p text:style-name="P5">except a slight loss of time. However, a DMA transfer may be to or from a device that is </text:p>
      <text:p text:style-name="P5">receiving or sending data in a stream (e.g., disk or tape), and cannot be stopped. Thus, if </text:p>
      <text:p text:style-name="P5">the DMA module is held up (denied continuing access to main memory), data will </text:p>
      <text:p text:style-name="P2">be lost. <text:span text:style-name="T3">Processor can stall, devices can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1-02T13:24:12</meta:creation-date>
    <dc:date>2013-01-29T17:11:08</dc:date>
    <dc:creator>Kempa </dc:creator>
    <meta:editing-duration>PT5H6M8S</meta:editing-duration>
    <meta:editing-cycles>21</meta:editing-cycles>
    <meta:generator>LibreOffice/3.6$Linux_x86 LibreOffice_project/360m1$Build-2</meta:generator>
    <meta:document-statistic meta:table-count="0" meta:image-count="0" meta:object-count="0" meta:page-count="2" meta:paragraph-count="36" meta:word-count="556" meta:character-count="3073" meta:non-whitespace-character-count="2572"/>
  </office:meta>
</office:document-meta>
</file>